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2" style:family="table-column">
      <style:table-column-properties fo:break-before="auto" style:column-width="112.9pt"/>
    </style:style>
    <style:style style:name="co3" style:family="table-column">
      <style:table-column-properties fo:break-before="auto" style:column-width="235.7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6" table:number-columns-repeated="993" table:default-cell-style-name="ce13"/>
        <table:table-column table:style-name="co6" table:number-columns-repeated="23" table:default-cell-style-name="ce14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Actions</text:p>
          </table:table-cell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/>
          <table:table-cell table:style-name="ce7"/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9" office:value-type="string" calcext:value-type="string">
            <text:p>buy_starting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2" office:value-type="string" calcext:value-type="string">
            <text:p>buy_starting_items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7"/>
          <table:table-cell table:style-name="ce3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7"/>
          <table:table-cell table:style-name="ce3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9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/>
          <table:table-cell table:style-name="ce7"/>
          <table:table-cell table:style-name="ce10"/>
          <table:table-cell table:style-name="ce7"/>
          <table:table-cell table:style-name="ce5"/>
          <table:table-cell table:style-name="ce1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 table:number-columns-repeated="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9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4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4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BJECTIVES.A5:OBJECTIVES.AMJ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20:43:52.49971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4T22:02:36.976302465</dc:date>
    <meta:editing-duration>P2DT12H29M53S</meta:editing-duration>
    <meta:editing-cycles>2373</meta:editing-cycles>
    <dc:creator>Ilya Shpigor</dc:creator>
    <meta:document-statistic meta:table-count="1" meta:cell-count="10" meta:object-count="0"/>
  </office:meta>
</office:document-meta>
</file>